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Inter" svg:font-family="Inter"/>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cm" fo:margin-right="0.132cm" fo:margin-top="0cm" fo:margin-bottom="0cm" fo:text-indent="0cm" style:auto-text-indent="false" fo:padding="0cm" fo:border="none"/>
      <style:text-properties style:font-name="Arial" fo:font-size="12pt" style:font-size-asian="12pt" style:font-size-complex="12pt"/>
    </style:style>
    <style:style style:name="P2" style:family="paragraph" style:parent-style-name="Text_20_body">
      <style:paragraph-properties fo:margin-left="0cm" fo:margin-right="0cm" fo:margin-top="0cm" fo:margin-bottom="0cm" style:line-height-at-least="0.635cm" fo:text-indent="0cm" style:auto-text-indent="false" fo:padding="0cm" fo:border="none"/>
    </style:style>
    <style:style style:name="P3" style:family="paragraph" style:parent-style-name="Text_20_body">
      <style:paragraph-properties fo:margin-left="0cm" fo:margin-right="0cm" fo:margin-top="0cm" fo:margin-bottom="0cm" style:line-height-at-least="0.635cm" fo:text-indent="0cm" style:auto-text-indent="false" fo:padding="0cm" fo:border="none"/>
      <style:text-properties style:font-name="Arial" fo:font-size="12pt" fo:letter-spacing="normal" fo:font-weight="normal" style:font-size-asian="12pt" style:font-size-complex="12pt"/>
    </style:style>
    <style:style style:name="P4" style:family="paragraph" style:parent-style-name="Text_20_body" style:list-style-name="L1">
      <style:paragraph-properties fo:margin-left="0cm" fo:margin-right="0cm" fo:margin-top="0cm" fo:margin-bottom="0cm" style:line-height-at-least="0.635cm" fo:text-indent="0cm" style:auto-text-indent="false" fo:padding="0cm" fo:border="none"/>
      <style:text-properties style:font-name="Arial" fo:font-size="12pt" fo:letter-spacing="normal" fo:font-weight="normal" style:font-size-asian="12pt" style:font-size-complex="12pt"/>
    </style:style>
    <style:style style:name="P5" style:family="paragraph" style:parent-style-name="Text_20_body" style:list-style-name="L2">
      <style:paragraph-properties fo:margin-left="0cm" fo:margin-right="0cm" fo:margin-top="0cm" fo:margin-bottom="0cm" style:line-height-at-least="0.635cm" fo:text-indent="0cm" style:auto-text-indent="false" fo:padding="0cm" fo:border="none"/>
      <style:text-properties style:font-name="Arial" fo:font-size="12pt" fo:letter-spacing="normal" fo:font-weight="normal" style:font-size-asian="12pt" style:font-size-complex="12pt"/>
    </style:style>
    <style:style style:name="P6" style:family="paragraph" style:parent-style-name="Text_20_body" style:list-style-name="L3">
      <style:paragraph-properties fo:margin-left="0cm" fo:margin-right="0cm" fo:margin-top="0cm" fo:margin-bottom="0cm" style:line-height-at-least="0.635cm" fo:text-indent="0cm" style:auto-text-indent="false" fo:padding="0cm" fo:border="none"/>
      <style:text-properties style:font-name="Arial" fo:font-size="12pt" fo:letter-spacing="normal" fo:font-weight="normal" style:font-size-asian="12pt" style:font-size-complex="12pt"/>
    </style:style>
    <style:style style:name="P7" style:family="paragraph" style:parent-style-name="Text_20_body" style:list-style-name="L4">
      <style:paragraph-properties fo:margin-left="0cm" fo:margin-right="0cm" fo:margin-top="0cm" fo:margin-bottom="0cm" style:line-height-at-least="0.635cm" fo:text-indent="0cm" style:auto-text-indent="false" fo:padding="0cm" fo:border="none"/>
      <style:text-properties style:font-name="Arial" fo:font-size="12pt" fo:letter-spacing="normal" fo:font-weight="normal" style:font-size-asian="12pt" style:font-size-complex="12pt"/>
    </style:style>
    <style:style style:name="P8" style:family="paragraph" style:parent-style-name="Text_20_body" style:list-style-name="L5">
      <style:paragraph-properties fo:margin-left="0cm" fo:margin-right="0cm" fo:margin-top="0cm" fo:margin-bottom="0cm" style:line-height-at-least="0.635cm" fo:text-indent="0cm" style:auto-text-indent="false" fo:padding="0cm" fo:border="none"/>
      <style:text-properties style:font-name="Arial" fo:font-size="12pt" fo:letter-spacing="normal" fo:font-weight="normal" style:font-size-asian="12pt" style:font-size-complex="12pt"/>
    </style:style>
    <style:style style:name="P9" style:family="paragraph" style:parent-style-name="Text_20_body">
      <style:paragraph-properties fo:margin-left="0cm" fo:margin-right="0cm" fo:margin-top="0cm" fo:margin-bottom="0cm" style:line-height-at-least="0.635cm" fo:text-indent="0cm" style:auto-text-indent="false" fo:padding="0cm" fo:border="none"/>
      <style:text-properties style:font-name="Arial" fo:font-size="12pt" fo:letter-spacing="normal" style:font-size-asian="12pt" style:font-size-complex="12pt"/>
    </style:style>
    <style:style style:name="P10" style:family="paragraph" style:parent-style-name="Text_20_body">
      <style:paragraph-properties fo:margin-left="0cm" fo:margin-right="0cm" fo:margin-top="0.397cm" fo:margin-bottom="0cm" fo:text-indent="0cm" style:auto-text-indent="false" fo:padding-left="0.397cm" fo:padding-right="0.397cm" fo:padding-top="0.185cm" fo:padding-bottom="0.185cm" fo:border="0.002cm solid #000000"/>
      <style:text-properties style:font-name="Arial" fo:font-size="12pt" style:font-size-asian="12pt" style:font-size-complex="12pt"/>
    </style:style>
    <style:style style:name="T1" style:family="text">
      <style:text-properties style:font-name="Inter" fo:font-size="10.5pt" fo:letter-spacing="normal" fo:font-weight="normal"/>
    </style:style>
    <style:style style:name="T2" style:family="text">
      <style:text-properties fo:font-size="10.5pt" fo:letter-spacing="normal" fo:font-weight="normal"/>
    </style:style>
    <style:style style:name="T3" style:family="text">
      <style:text-properties style:font-name="Arial" fo:font-size="10.5pt" fo:letter-spacing="normal" fo:font-weight="normal"/>
    </style:style>
    <style:style style:name="T4" style:family="text">
      <style:text-properties style:font-name="Arial" fo:letter-spacing="normal" fo:font-weight="normal"/>
    </style:style>
    <style:style style:name="T5" style:family="text">
      <style:text-properties style:font-name="Arial" fo:font-size="12pt" fo:letter-spacing="normal" fo:font-weight="normal" style:font-size-asian="12pt" style:font-size-complex="12pt"/>
    </style:style>
    <style:style style:name="T6" style:family="text">
      <style:text-properties fo:background-color="#ffff0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p>
      <text:section text:style-name="Sect1" text:name="315">
        <text:p text:style-name="P2"><text:span text:style-name="Strong_20_Emphasis"><text:span text:style-name="T5">Although you have a native VLAN mismatch, pings between PCs on the same VLAN are now successful. Why?</text:span></text:span></text:p>
        <text:list xml:id="list4413529938288718513" text:style-name="L1">
          <text:list-item>
            <text:p text:style-name="P4">Pings are successful because trunking has been enabled on S1. Dynamic Trunking Protocol (DTP) has automatically negotiated the other side of the trunk links. In this case, S2 and S3 have not automatically configured the ports attached to S2 as trunking ports.</text:p>
          </text:list-item>
          <text:list-item>
            <text:p text:style-name="P4">Pings are successful because trunking has not been enabled on S1. Dynamic Trunking Protocol (DTP) has automatically negotiated the other side of the trunk links. In this case, S2 and S3 have now automatically configured the ports attached to S1 as trunking ports.</text:p>
          </text:list-item>
          <text:list-item>
            <text:p text:style-name="P4">Pings are successful because trunking has been enabled on S1. Dynamic Trunking Protocol (DTP) has automatically negotiated the other side of the trunk links. In this case, S2 and S3 have now automatically configured the ports attached to S1 as trunking ports.<text:tab/><text:tab/><text:span text:style-name="T6">rigth</text:span></text:p>
          </text:list-item>
        </text:list>
        <text:p text:style-name="P10">Score: 0.33</text:p>
      </text:section>
      <text:section text:style-name="Sect1" text:name="318">
        <text:p text:style-name="P1">2)</text:p>
        <text:p text:style-name="P3">Ensure trunking is enabled on S2 and S3.<text:line-break/>On S2 and S3, enter the “show interface trunk” command to check that DTP has successfully negotiated trunking with S1 on S2 and S3.<text:line-break/>The output also displays information about the trunk interfaces on S2 and S3.</text:p>
        <text:p text:style-name="P2"><text:span text:style-name="Strong_20_Emphasis"><text:span text:style-name="T5">Which active VLANs are allowed across the trunk?</text:span></text:span></text:p>
        <text:p text:style-name="P3">You can select more than one answer</text:p>
        <text:list xml:id="list1699832044068532642" text:style-name="L2">
          <text:list-item>
            <text:p text:style-name="P5">VLAN 20<text:tab/><text:tab/><text:tab/><text:span text:style-name="T6">right</text:span></text:p>
          </text:list-item>
          <text:list-item>
            <text:p text:style-name="P5">VLAN 40</text:p>
          </text:list-item>
          <text:list-item>
            <text:p text:style-name="P5">VLAN 30<text:tab/><text:tab/><text:tab/><text:span text:style-name="T6">right</text:span></text:p>
          </text:list-item>
          <text:list-item>
            <text:p text:style-name="P5">VLAN 99<text:tab/><text:tab/><text:tab/><text:span text:style-name="T6">right</text:span></text:p>
          </text:list-item>
          <text:list-item>
            <text:p text:style-name="P5">VLAN 10<text:tab/><text:tab/><text:tab/><text:span text:style-name="T6">right</text:span></text:p>
          </text:list-item>
          <text:list-item>
            <text:p text:style-name="P5">VLAN 1<text:tab/><text:tab/><text:tab/><text:span text:style-name="T6">right</text:span></text:p>
          </text:list-item>
        </text:list>
        <text:p text:style-name="P10">Score: 0.26</text:p>
      </text:section>
      <text:section text:style-name="Sect1" text:name="322">
        <text:p text:style-name="P1">3)</text:p>
        <text:p text:style-name="P3">Correct the native VLAN mismatch on S2 and S3.</text:p>
        <text:p text:style-name="P3">Configure VLAN 99 as the native VLAN for the appropriate interfaces on S2 and S3.</text:p>
        <text:p text:style-name="P2"><text:span text:style-name="Strong_20_Emphasis"><text:span text:style-name="T5">S2</text:span></text:span></text:p>
        <text:p text:style-name="P9"><draw:frame draw:style-name="fr1" draw:name="Grafik1" text:anchor-type="as-char" svg:width="21.167cm" svg:height="3.122cm" draw:z-index="0"><draw:image xlink:href="https://cdn1.dcbstatic.com/files/c/y/cyberint_academy_docebosaas_com/userfiles/13076/Network+Administration/configuring_trunks___lab_questions_pic1.png" xlink:type="simple" xlink:show="embed" xlink:actuate="onLoad"/></draw:frame></text:p>
        <text:p text:style-name="P2"><text:span text:style-name="Strong_20_Emphasis"><text:span text:style-name="T5">S3</text:span></text:span></text:p>
        <text:p text:style-name="P9"><text:soft-page-break/><draw:frame draw:style-name="fr1" draw:name="Grafik2" text:anchor-type="as-char" svg:width="21.167cm" svg:height="3.201cm" draw:z-index="1"><draw:image xlink:href="https://cdn1.dcbstatic.com/files/c/y/cyberint_academy_docebosaas_com/userfiles/13076/Network+Administration/configuring_trunks___lab_questions_pic2.png" xlink:type="simple" xlink:show="embed" xlink:actuate="onLoad"/></draw:frame></text:p>
        <text:p text:style-name="P3">Issue the “show interface trunk” command to verify the correct native VLAN configuration.</text:p>
        <text:p text:style-name="P9"> </text:p>
        <text:p text:style-name="P9"><draw:frame draw:style-name="fr1" draw:name="Grafik3" text:anchor-type="as-char" svg:width="21.167cm" svg:height="4.445cm" draw:z-index="2"><draw:image xlink:href="https://cdn1.dcbstatic.com/files/c/y/cyberint_academy_docebosaas_com/userfiles/13076/Network+Administration/configuring_trunks___lab_questions_pic3.png" xlink:type="simple" xlink:show="embed" xlink:actuate="onLoad"/></draw:frame></text:p>
        <text:p text:style-name="P3">Verify configurations on S2 and S3.</text:p>
        <text:p text:style-name="P3">In each switch, issue the “show interface switchport” command to verify that the native VLAN is now 99.</text:p>
        <text:p text:style-name="P3">Enter the show vlan command to display information about configured VLANs.</text:p>
        <text:p text:style-name="P2"><text:span text:style-name="Strong_20_Emphasis"><text:span text:style-name="T5">Why is port G0/1 on S2 no longer assigned to VLAN 1?</text:span></text:span></text:p>
        <text:list xml:id="list3830029086280808129" text:style-name="L4">
          <text:list-item>
            <text:p text:style-name="P7">Port G0/1 is an access port and access ports are not displayed<text:tab/><text:tab/><text:span text:style-name="T6">rigth</text:span></text:p>
          </text:list-item>
          <text:list-item>
            <text:p text:style-name="P7">Port G0/1 is a trunk port and trunks ports are not displayed</text:p>
          </text:list-item>
          <text:list-item>
            <text:p text:style-name="P7">Port G0/1 is a socket port and socket ports are not displayed</text:p>
          </text:list-item>
          <text:list-item>
            <text:p text:style-name="P7">Port G0/1 is not a trunk ports and it is displayed</text:p>
          </text:list-item>
        </text:list>
        <text:p text:style-name="P10">Score: 0.00</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Inter" svg:font-family="Inter"/>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1.138cm" fo:margin-bottom="1.997cm" fo:margin-left="1.164cm" fo:margin-right="1.235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7M23S</meta:editing-duration>
    <meta:editing-cycles>3</meta:editing-cycles>
    <meta:generator>OpenOffice/4.1.14$Win32 OpenOffice.org_project/4114m1$Build-9811</meta:generator>
    <dc:date>2023-11-14T10:39:50.91</dc:date>
    <meta:document-statistic meta:table-count="0" meta:image-count="3" meta:object-count="0" meta:page-count="2" meta:paragraph-count="36" meta:word-count="379" meta:character-count="2083"/>
    <dc:creator>kaos sevdalisi</dc:creator>
    <meta:user-defined meta:name="Info 1"/>
    <meta:user-defined meta:name="Info 2"/>
    <meta:user-defined meta:name="Info 3"/>
    <meta:user-defined meta:name="Info 4"/>
  </office:meta>
</office:document-meta>
</file>